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99mm"/>
    </style:style>
    <style:style style:name="co2" style:family="table-column">
      <style:table-column-properties fo:break-before="auto" style:column-width="28.24mm"/>
    </style:style>
    <style:style style:name="co3" style:family="table-column">
      <style:table-column-properties fo:break-before="auto" style:column-width="16.6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40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109"/>
    <style:style style:name="ce3" style:family="table-cell" style:parent-style-name="Default" style:data-style-name="N109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40">
      <style:table-cell-properties fo:background-color="#00ccff" style:cell-protect="none" style:print-content="true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able-cell-properties style:cell-protect="none" style:print-content="true"/>
    </style:style>
    <style:style style:name="ce7" style:family="table-cell" style:parent-style-name="Default" style:data-style-name="N110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10">
      <style:table-cell-properties style:text-align-source="fix" style:repeat-content="fals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Zeitabrechnung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Zeitabrechnung SoPra Entwickler-Team</text:p>
          </table:table-cell>
          <table:table-cell table:style-name="Default"/>
          <table:table-cell table:number-columns-repeated="2"/>
          <table:table-cell office:value-type="string" calcext:value-type="string">
            <text:p>Nummer:</text:p>
          </table:table-cell>
          <table:table-cell table:style-name="ce8"/>
        </table:table-row>
        <table:table-row table:style-name="ro2">
          <table:table-cell/>
          <table:table-cell table:number-columns-repeated="3" table:style-name="ce4" office:value-type="string" calcext:value-type="string">
            <text:p>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um</text:p>
          </table:table-cell>
          <table:table-cell office:value-type="string" calcext:value-type="string">
            <text:p>Entwickler 1</text:p>
          </table:table-cell>
          <table:table-cell office:value-type="string" calcext:value-type="string">
            <text:p>Entwickler 2</text:p>
          </table:table-cell>
          <table:table-cell office:value-type="string" calcext:value-type="string">
            <text:p>Entwickler 3</text:p>
          </table:table-cell>
          <table:table-cell table:number-columns-repeated="2"/>
        </table:table-row>
        <table:table-row table:style-name="ro2">
          <table:table-cell office:value-type="date" office:date-value="2019-10-14" calcext:value-type="date">
            <text:p>Montag, 2019-10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15" calcext:value-type="date">
            <text:p>Dienstag, 2019-10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16" calcext:value-type="date">
            <text:p>Mittwoch, 2019-10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17" calcext:value-type="date">
            <text:p>Donnerstag, 2019-10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18" calcext:value-type="date">
            <text:p>Freitag, 2019-10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19" calcext:value-type="date">
            <text:p>Samstag, 2019-10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20" calcext:value-type="date">
            <text:p>Sonntag, 2019-10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21" calcext:value-type="date">
            <text:p>Montag, 2019-10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22" calcext:value-type="date">
            <text:p>Dienstag, 2019-10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23" calcext:value-type="date">
            <text:p>Mittwoch, 2019-10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24" calcext:value-type="date">
            <text:p>Donnerstag, 2019-10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25" calcext:value-type="date">
            <text:p>Freitag, 2019-10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26" calcext:value-type="date">
            <text:p>Samstag, 2019-10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27" calcext:value-type="date">
            <text:p>Sonntag, 2019-10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28" calcext:value-type="date">
            <text:p>Montag, 2019-10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29" calcext:value-type="date">
            <text:p>Dienstag, 2019-10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30" calcext:value-type="date">
            <text:p>Mittwoch, 2019-10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31" calcext:value-type="date">
            <text:p>Donnerstag, 2019-10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01" calcext:value-type="date">
            <text:p>Freitag, 2019-1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02" calcext:value-type="date">
            <text:p>Samstag, 2019-1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03" calcext:value-type="date">
            <text:p>Sonntag, 2019-1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04" calcext:value-type="date">
            <text:p>Montag, 2019-1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05" calcext:value-type="date">
            <text:p>Dienstag, 2019-1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06" calcext:value-type="date">
            <text:p>Mittwoch, 2019-1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07" calcext:value-type="date">
            <text:p>Donnerstag, 2019-1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08" calcext:value-type="date">
            <text:p>Freitag, 2019-1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09" calcext:value-type="date">
            <text:p>Samstag, 2019-1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10" calcext:value-type="date">
            <text:p>Sonntag, 2019-1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11" calcext:value-type="date">
            <text:p>Montag, 2019-1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12" calcext:value-type="date">
            <text:p>Dienstag, 2019-1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13" calcext:value-type="date">
            <text:p>Mittwoch, 2019-1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14" calcext:value-type="date">
            <text:p>Donnerstag, 2019-1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15" calcext:value-type="date">
            <text:p>Freitag, 2019-1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16" calcext:value-type="date">
            <text:p>Samstag, 2019-1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17" calcext:value-type="date">
            <text:p>Sonntag, 2019-1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18" calcext:value-type="date">
            <text:p>Montag, 2019-1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19" calcext:value-type="date">
            <text:p>Dienstag, 2019-1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20" calcext:value-type="date">
            <text:p>Mittwoch, 2019-1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21" calcext:value-type="date">
            <text:p>Donnerstag, 2019-1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22" calcext:value-type="date">
            <text:p>Freitag, 2019-1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23" calcext:value-type="date">
            <text:p>Samstag, 2019-1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24" calcext:value-type="date">
            <text:p>Sonntag, 2019-1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25" calcext:value-type="date">
            <text:p>Montag, 2019-1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26" calcext:value-type="date">
            <text:p>Dienstag, 2019-1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27" calcext:value-type="date">
            <text:p>Mittwoch, 2019-1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28" calcext:value-type="date">
            <text:p>Donnerstag, 2019-1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29" calcext:value-type="date">
            <text:p>Freitag, 2019-1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30" calcext:value-type="date">
            <text:p>Samstag, 2019-1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01" calcext:value-type="date">
            <text:p>Sonntag, 2019-1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02" calcext:value-type="date">
            <text:p>Montag, 2019-1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03" calcext:value-type="date">
            <text:p>Dienstag, 2019-12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04" calcext:value-type="date">
            <text:p>Mittwoch, 2019-12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05" calcext:value-type="date">
            <text:p>Donnerstag, 2019-12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06" calcext:value-type="date">
            <text:p>Freitag, 2019-12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07" calcext:value-type="date">
            <text:p>Samstag, 2019-12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08" calcext:value-type="date">
            <text:p>Sonntag, 2019-12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09" calcext:value-type="date">
            <text:p>Montag, 2019-12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10" calcext:value-type="date">
            <text:p>Dienstag, 2019-12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11" calcext:value-type="date">
            <text:p>Mittwoch, 2019-12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12" calcext:value-type="date">
            <text:p>Donnerstag, 2019-12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13" calcext:value-type="date">
            <text:p>Freitag, 2019-12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14" calcext:value-type="date">
            <text:p>Samstag, 2019-12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15" calcext:value-type="date">
            <text:p>Sonntag, 2019-12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16" calcext:value-type="date">
            <text:p>Montag, 2019-12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17" calcext:value-type="date">
            <text:p>Dienstag, 2019-12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18" calcext:value-type="date">
            <text:p>Mittwoch, 2019-12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19" calcext:value-type="date">
            <text:p>Donnerstag, 2019-12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20" calcext:value-type="date">
            <text:p>Freitag, 2019-12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21" calcext:value-type="date">
            <text:p>Samstag, 2019-12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22" calcext:value-type="date">
            <text:p>Sonntag, 2019-12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23" calcext:value-type="date">
            <text:p>Montag, 2019-12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24" calcext:value-type="date">
            <text:p>Dienstag, 2019-12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25" calcext:value-type="date">
            <text:p>Mittwoch, 2019-12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26" calcext:value-type="date">
            <text:p>Donnerstag, 2019-12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27" calcext:value-type="date">
            <text:p>Freitag, 2019-12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28" calcext:value-type="date">
            <text:p>Samstag, 2019-12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29" calcext:value-type="date">
            <text:p>Sonntag, 2019-12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30" calcext:value-type="date">
            <text:p>Montag, 2019-12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31" calcext:value-type="date">
            <text:p>Dienstag, 2019-12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01" calcext:value-type="date">
            <text:p>Mittwoch, 2020-0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02" calcext:value-type="date">
            <text:p>Donnerstag, 2020-0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03" calcext:value-type="date">
            <text:p>Freitag, 2020-0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04" calcext:value-type="date">
            <text:p>Samstag, 2020-0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05" calcext:value-type="date">
            <text:p>Sonntag, 2020-0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06" calcext:value-type="date">
            <text:p>Montag, 2020-0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07" calcext:value-type="date">
            <text:p>Dienstag, 2020-0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08" calcext:value-type="date">
            <text:p>Mittwoch, 2020-0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09" calcext:value-type="date">
            <text:p>Donnerstag, 2020-0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10" calcext:value-type="date">
            <text:p>Freitag, 2020-0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11" calcext:value-type="date">
            <text:p>Samstag, 2020-0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12" calcext:value-type="date">
            <text:p>Sonntag, 2020-0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13" calcext:value-type="date">
            <text:p>Montag, 2020-0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14" calcext:value-type="date">
            <text:p>Dienstag, 2020-0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15" calcext:value-type="date">
            <text:p>Mittwoch, 2020-0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16" calcext:value-type="date">
            <text:p>Donnerstag, 2020-0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17" calcext:value-type="date">
            <text:p>Freitag, 2020-0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18" calcext:value-type="date">
            <text:p>Samstag, 2020-0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19" calcext:value-type="date">
            <text:p>Sonntag, 2020-0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20" calcext:value-type="date">
            <text:p>Montag, 2020-0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21" calcext:value-type="date">
            <text:p>Dienstag, 2020-0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22" calcext:value-type="date">
            <text:p>Mittwoch, 2020-0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23" calcext:value-type="date">
            <text:p>Donnerstag, 2020-0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24" calcext:value-type="date">
            <text:p>Freitag, 2020-0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25" calcext:value-type="date">
            <text:p>Samstag, 2020-0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26" calcext:value-type="date">
            <text:p>Sonntag, 2020-0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27" calcext:value-type="date">
            <text:p>Montag, 2020-0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28" calcext:value-type="date">
            <text:p>Dienstag, 2020-0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29" calcext:value-type="date">
            <text:p>Mittwoch, 2020-0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30" calcext:value-type="date">
            <text:p>Donnerstag, 2020-0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31" calcext:value-type="date">
            <text:p>Freitag, 2020-01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2-01" calcext:value-type="date">
            <text:p>Samstag, 2020-0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2-02" calcext:value-type="date">
            <text:p>Sonntag, 2020-0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2-03" calcext:value-type="date">
            <text:p>Montag, 2020-02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2-04" calcext:value-type="date">
            <text:p>Dienstag, 2020-02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2-05" calcext:value-type="date">
            <text:p>Mittwoch, 2020-02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2-06" calcext:value-type="date">
            <text:p>Donnerstag, 2020-02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2-07" calcext:value-type="date">
            <text:p>Freitag, 2020-02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2-08" calcext:value-type="date">
            <text:p>Samstag, 2020-02-08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office:value-type="date" office:date-value="2020-02-09" calcext:value-type="date">
            <text:p>Sonntag, 2020-02-09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formula="of:=[.B2]" office:value-type="string" office:string-value="NAME" calcext:value-type="string">
            <text:p>NAME</text:p>
          </table:table-cell>
          <table:table-cell table:formula="of:=[.C2]" office:value-type="string" office:string-value="NAME" calcext:value-type="string">
            <text:p>NAME</text:p>
          </table:table-cell>
          <table:table-cell table:formula="of:=[.D2]" office:value-type="string" office:string-value="NAME" calcext:value-type="string">
            <text:p>NAME</text:p>
          </table:table-cell>
          <table:table-cell/>
          <table:table-cell table:style-name="ce9" office:value-type="string" calcext:value-type="string">
            <text:p>Gesamt</text:p>
          </table:table-cell>
        </table:table-row>
        <table:table-row table:style-name="ro1">
          <table:table-cell table:style-name="ce3" office:value-type="string" calcext:value-type="string">
            <text:p>Summe</text:p>
          </table:table-cell>
          <table:table-cell table:style-name="ce7" table:formula="of:=SUM([.B4:.B120])" office:value-type="time" office:time-value="PT00H00M00S" calcext:value-type="time">
            <text:p>00:00</text:p>
          </table:table-cell>
          <table:table-cell table:style-name="ce7" table:formula="of:=SUM([.C4:.C120])" office:value-type="time" office:time-value="PT00H00M00S" calcext:value-type="time">
            <text:p>00:00</text:p>
          </table:table-cell>
          <table:table-cell table:style-name="ce7" table:formula="of:=SUM([.D4:.D120])" office:value-type="time" office:time-value="PT00H00M00S" calcext:value-type="time">
            <text:p>00:00</text:p>
          </table:table-cell>
          <table:table-cell/>
          <table:table-cell table:style-name="ce10" table:formula="of:=SUM([.B124:.D124])" office:value-type="time" office:time-value="PT00H00M00S" calcext:value-type="time">
            <text:p>00:00</text:p>
          </table:table-cell>
        </table:table-row>
        <table:table-row table:style-name="ro2" table:number-rows-repeated="1048451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date-style style:name="N109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time-style style:name="N110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="Arial" fo:font-family="Arial" style:font-style-name="Standard" style:font-family-generic="swiss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7">00.00.0000</text:date>, <text:time style:data-style-name="N2" text:time-value="09:43:03.85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0:15:48.482000000</meta:creation-date>
    <meta:editing-duration>PT11M1S</meta:editing-duration>
    <meta:editing-cycles>9</meta:editing-cycles>
    <meta:generator>LibreOffice/5.1.5.2$Windows_x86 LibreOffice_project/7a864d8825610a8c07cfc3bc01dd4fce6a9447e5</meta:generator>
    <meta:initial-creator>Kai Mindermann</meta:initial-creator>
    <dc:date>2019-10-07T09:45:53.912000000</dc:date>
    <meta:document-statistic meta:table-count="1" meta:cell-count="137" meta:object-count="0"/>
  </office:meta>
</office:document-meta>
</file>